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2.5661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untRepC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k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s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obj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loop 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 table:number-columns-spanned="3" table:number-rows-spanned="1">
            <text:p><text:s/>Parallel Control <text:s/>Loop <text:s/>Task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arallel for simd 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threadprivate 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 Privacy and Shar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for </text:p>
          </table:table-cell>
          <table:table-cell office:value-type="float" office:value="3201" calcext:value-type="float">
            <text:p>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requires 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ume 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group </text:p>
          </table:table-cell>
          <table:table-cell office:value-type="float" office:value="13" calcext:value-type="float">
            <text:p>1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atomic 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ier 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simd 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for 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loop simd 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 table:number-columns-spanned="4" table:number-rows-spanned="1">
            <text:p><text:s/>Parallel Control <text:s/>Loop <text:s/>Task <text:s/>SIMD \\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imd 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<text:s/>Parallel Control <text:s/>Loop <text:s/>SIMD \\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ordered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e 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directiv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ate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ams 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eams and Distribu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<text:s/>Parallel Control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flush 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 table:number-columns-spanned="2" table:number-rows-spanned="1">
            <text:p><text:s/>Parallel Control <text:s/>Loop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arallel sections 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4473" calcext:value-type="float">
            <text:p>4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 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wait </text:p>
          </table:table-cell>
          <table:table-cell office:value-type="float" office:value="93" calcext:value-type="float">
            <text:p>9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askyield 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 table:number-columns-spanned="2" table:number-rows-spanned="1">
            <text:p><text:s/>Synchronization <text:s/>Task \\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1:43:18.542297400</dc:date>
    <meta:editing-duration>PT1M25S</meta:editing-duration>
    <meta:editing-cycles>1</meta:editing-cycles>
    <meta:document-statistic meta:table-count="1" meta:cell-count="152" meta:object-count="0"/>
    <meta:generator>LibreOffice/25.2.4.3$Linux_X86_64 LibreOffice_project/520$Build-3</meta:generator>
  </office:meta>
</office:document-meta>
</file>